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officeooo:paragraph-rsid="001ff685"/>
    </style:style>
    <style:style style:name="P4" style:family="paragraph" style:parent-style-name="Table_20_Contents">
      <style:text-properties fo:font-style="normal" style:font-style-asian="normal" style:font-style-complex="normal"/>
    </style:style>
    <style:style style:name="P5" style:family="paragraph" style:parent-style-name="code">
      <style:text-properties fo:font-weight="bold"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6.999cm" style:type="right" style:leader-style="dotted" style:leader-text="."/>
        </style:tab-stops>
      </style:paragraph-properties>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Standard" style:list-style-name="List_20_3"/>
    <style:style style:name="P11" style:family="paragraph" style:parent-style-name="Text_20_body" style:list-style-name="List_20_3">
      <style:text-properties officeooo:rsid="001e46cd" officeooo:paragraph-rsid="001e46cd"/>
    </style:style>
    <style:style style:name="P12" style:family="paragraph" style:parent-style-name="Text_20_body" style:list-style-name="List_20_3">
      <style:text-properties fo:font-weight="bold" style:font-weight-asian="bold" style:font-weight-complex="bold"/>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1">
      <style:paragraph-properties fo:margin-top="0cm" fo:margin-bottom="0cm" loext:contextual-spacing="false"/>
    </style:style>
    <style:style style:name="P16" style:family="paragraph" style:parent-style-name="Heading_20_3">
      <style:text-properties officeooo:paragraph-rsid="001ff685"/>
    </style:style>
    <style:style style:name="P17" style:family="paragraph" style:parent-style-name="aufgabe" style:list-style-name="List_20_3"/>
    <style:style style:name="T1" style:family="text">
      <style:text-properties fo:font-style="normal" style:font-style-asian="normal" style:font-style-complex="normal"/>
    </style:style>
    <style:style style:name="T2" style:family="text">
      <style:text-properties fo:font-style="italic"/>
    </style:style>
    <style:style style:name="T3" style:family="text">
      <style:text-properties fo:color="#0000aa"/>
    </style:style>
    <style:style style:name="T4" style:family="text">
      <style:text-properties fo:color="#006699"/>
    </style:style>
    <style:style style:name="T5" style:family="text">
      <style:text-properties fo:color="#0000ff"/>
    </style:style>
    <style:style style:name="T6" style:family="text">
      <style:text-properties fo:color="#0000ff"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officeooo:rsid="001e46c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9"><text:a xlink:type="simple" xlink:href="#__RefHeading__5557_279533094" text:style-name="Internet_20_link" text:visited-style-name="Internet_20_link">1. <text:s/></text:a>Java Grundlagen ARRAY<text:tab/>1</text:p>
          <text:p text:style-name="P8"><text:a xlink:type="simple" xlink:href="#__RefHeading__5559_279533094" text:style-name="Internet_20_link" text:visited-style-name="Internet_20_link">1.1. <text:s/></text:a>Ziele<text:tab/>1</text:p>
          <text:p text:style-name="P8"><text:a xlink:type="simple" xlink:href="#__RefHeading__5609_279533094" text:style-name="Internet_20_link" text:visited-style-name="Internet_20_link">1.2. <text:s/></text:a>Arrays<text:tab/>1</text:p>
          <text:p text:style-name="P7"><text:a xlink:type="simple" xlink:href="#__RefHeading__5611_279533094" text:style-name="Internet_20_link" text:visited-style-name="Internet_20_link">1.2.1. <text:s/></text:a>Aufgabe: ArrIntArray.java (mischen, mini, suche, sortieren)<text:tab/>3</text:p>
          <text:p text:style-name="P7"><text:a xlink:type="simple" xlink:href="#__RefHeading___Toc24320_1071300466" text:style-name="Internet_20_link" text:visited-style-name="Internet_20_link">1.2.2. <text:s/></text:a>Mehrdimensionale Arrays<text:tab/>4</text:p>
          <text:p text:style-name="P7"><text:a xlink:type="simple" xlink:href="#__RefHeading__5613_279533094" text:style-name="Internet_20_link" text:visited-style-name="Internet_20_link">1.2.3. <text:s/></text:a>Aufgabe: Arr1<text:tab/>4</text:p>
          <text:p text:style-name="P7"><text:a xlink:type="simple" xlink:href="#__RefHeading__5615_279533094" text:style-name="Internet_20_link" text:visited-style-name="Internet_20_link">1.2.4. <text:s/></text:a>Aufgabe: Arr1010<text:tab/>4</text:p>
          <text:p text:style-name="P7"><text:a xlink:type="simple" xlink:href="#__RefHeading__5617_279533094" text:style-name="Internet_20_link" text:visited-style-name="Internet_20_link">1.2.5. <text:s/></text:a>ÜBUNG: Array<text:tab/>5</text:p>
          <text:p text:style-name="P8"><text:a xlink:type="simple" xlink:href="#__RefHeading__5619_279533094" text:style-name="Internet_20_link" text:visited-style-name="Internet_20_link">1.3. <text:s/></text:a>Strings<text:tab/>5</text:p>
          <text:p text:style-name="P7"><text:a xlink:type="simple" xlink:href="#__RefHeading__5621_279533094" text:style-name="Internet_20_link" text:visited-style-name="Internet_20_link">1.3.1. <text:s/></text:a>Aufgabe: ArrCGI<text:tab/>6</text:p>
          <text:p text:style-name="P7"><text:a xlink:type="simple" xlink:href="#__RefHeading__5625_279533094" text:style-name="Internet_20_link" text:visited-style-name="Internet_20_link">1.3.2. <text:s/></text:a>Typkonvertierung<text:tab/>6</text:p>
          <text:p text:style-name="P7"><text:a xlink:type="simple" xlink:href="#__RefHeading___Toc24318_1071300466" text:style-name="Internet_20_link" text:visited-style-name="Internet_20_link">1.3.3. <text:s/></text:a>ÜBUNG: String<text:tab/>7</text:p>
        </text:index-body>
      </text:table-of-content>
      <text:p text:style-name="Text_20_body"/>
      <text:h text:style-name="Heading_20_1" text:outline-level="1" text:restart-numbering="true" text:start-value="-1"><text:bookmark-start text:name="__RefHeading__5557_279533094"/>Java Grundlagen <text:span text:style-name="T12">ARRAY</text:span><text:bookmark-end text:name="__RefHeading__5557_279533094"/></text:h>
      <text:h text:style-name="Heading_20_2" text:outline-level="2"><text:bookmark-start text:name="__RefHeading__5559_279533094"/>Ziele<text:bookmark-end text:name="__RefHeading__5559_279533094"/></text:h>
      <text:list xml:id="list583451126" text:style-name="List_20_3">
        <text:list-item>
          <text:p text:style-name="P11">Arrays sind eine Menge von Daten auf die einzeln zugegriffen werden kann.</text:p>
          <text:p text:style-name="P11"/>
        </text:list-item>
      </text:list>
      <text:p text:style-name="Text_20_body">Quelle: Guido Krüger: Handbuch der Java Programmierung, <text:s/><text:a xlink:type="simple" xlink:href="http://www.javabuch.de/" text:style-name="Internet_20_link" text:visited-style-name="Visited_20_Internet_20_Link">www.javabuch.de</text:a></text:p>
      <text:p text:style-name="Text_20_body"/>
      <text:h text:style-name="Heading_20_2" text:outline-level="2"><text:bookmark-start text:name="__RefHeading__5609_279533094"/>Arrays<text:bookmark-end text:name="__RefHeading__5609_279533094"/></text:h>
      <text:p text:style-name="Text_20_body">Arrays sind so genannte Reihungen von Variablen. Das heißt mit einem Namen kann man mehrere gleichartige Variablen ansprechen. z.B. Mitarbeiter, Kinder, Temperaturen, ....</text:p>
      <text:p text:style-name="Text_20_body"/>
      <text:p text:style-name="merke">Ein Array ist eine Menge von Elementen, die alle den gleichen Datentyp haben. <text:line-break/><text:line-break/>Also z.B: 100 int Elemente.</text:p>
      <text:p text:style-name="Table_20_Contents"/>
      <text:p text:style-name="Table_20_Contents"/>
      <text:list xml:id="list203400949743905" text:continue-numbering="true" text:style-name="List_20_3">
        <text:list-item>
          <text:p text:style-name="P12">Deklaration und Initialisierung </text:p>
        </text:list-item>
      </text:list>
      <text:p text:style-name="Text_20_body">Die Deklaration eines Arrays in Java erfolgt in zwei Schritten: </text:p>
      <text:list xml:id="list3220931566" text:style-name="L1">
        <text:list-item>
          <text:p text:style-name="P15">Deklaration einer Array-Variablen </text:p>
        </text:list-item>
        <text:list-item>
          <text:p text:style-name="P13">Erzeugen eines Arrays und Zuweisung an die Array-Variable </text:p>
        </text:list-item>
      </text:list>
      <text:p text:style-name="Text_20_body"/>
      <text:p text:style-name="Text_20_body">Die Deklaration eines Arrays entspricht syntaktisch der einer einfachen Variablen, mit dem Unterschied, dass an den Typnamen <text:span text:style-name="luecke">eckige</text:span> Klammern angehängt werden: <text:bookmark text:name="listingid004004"/></text:p>
      <text:p text:style-name="code"><text:span text:style-name="T4">int</text:span>[] a;</text:p>
      <text:p text:style-name="code"><text:span text:style-name="T4">double</text:span>[] b;</text:p>
      <text:p text:style-name="code"><text:span text:style-name="T4">boolean</text:span>[] c;</text:p>
      <text:p text:style-name="P1">Listing: Deklaration von Arrays</text:p>
      <text:p text:style-name="P4"/>
      <text:p text:style-name="Table_20_Contents"/>
      <text:p text:style-name="Table_20_Contents">Zum Zeitpunkt der Deklaration wird noch nicht festgelegt, wie viele Elemente das Array haben soll. Dies geschieht erst später bei seiner Initialisierung, die mit Hilfe des <text:bookmark text:name="ixa100294"/><text:span text:style-name="luecke">new</text:span>-Operators oder <text:soft-page-break/>durch Zuweisung eines Array-Literals ausgeführt wird. Sollen also beispielsweise die oben deklarierten Arrays 5, 10 und 15 Elemente haben, würden wir das Beispiel wie folgt erweitern: </text:p>
      <text:p text:style-name="Table_20_Contents"/>
      <text:p text:style-name="Table_20_Contents"><text:bookmark text:name="listingid004005"/></text:p>
      <text:p text:style-name="code">a = <text:span text:style-name="luecke"><text:span text:style-name="T3">new</text:span></text:span> <text:span text:style-name="luecke"><text:span text:style-name="T4">int</text:span></text:span>[5];</text:p>
      <text:p text:style-name="code">b = <text:span text:style-name="luecke"><text:span text:style-name="T3">new</text:span></text:span> <text:span text:style-name="luecke"><text:span text:style-name="T4">double</text:span></text:span>[10];</text:p>
      <text:p text:style-name="code">c = <text:span text:style-name="luecke"><text:span text:style-name="T3">new</text:span></text:span> <text:span text:style-name="luecke"><text:span text:style-name="T4">boolean</text:span></text:span>[15];</text:p>
      <text:p text:style-name="Standard">Listing: Erzeugen von Arrays</text:p>
      <text:p text:style-name="Standard"/>
      <text:p text:style-name="Text_20_body"/>
      <text:p text:style-name="Text_20_body">Ist bereits zum Deklarationszeitpunkt klar, wie viele Elemente das Array haben soll, können Deklaration und Initialisierung zusammen geschrieben werden: <text:bookmark text:name="listingid004006"/></text:p>
      <text:p text:style-name="code"><text:span text:style-name="T4">int</text:span>[] a = <text:span text:style-name="T3">new</text:span> <text:span text:style-name="T4">int</text:span>[5];</text:p>
      <text:p text:style-name="code"><text:span text:style-name="T4">double</text:span>[] b = <text:span text:style-name="T3">new</text:span> <text:span text:style-name="T4">double</text:span>[10];</text:p>
      <text:p text:style-name="code"><text:span text:style-name="T4">boolean</text:span>[] c = <text:span text:style-name="T3">new</text:span> <text:span text:style-name="T4">boolean</text:span>[15];</text:p>
      <text:p text:style-name="Standard">Listing: Deklaration und Initialisierung von Arrays</text:p>
      <text:p text:style-name="Text_20_body"/>
      <text:p text:style-name="Text_20_body"/>
      <text:list xml:id="list203401709608252" text:continue-list="list203400949743905" text:style-name="List_20_3">
        <text:list-item>
          <text:p text:style-name="P12">Initialisierung von Arrays</text:p>
        </text:list-item>
      </text:list>
      <text:p text:style-name="Text_20_body">Die Größe des Arrays ergibt sich aus der Anzahl der zugewiesenen Elemente: <text:bookmark text:name="listingid004007"/></text:p>
      <text:p text:style-name="code"><text:span text:style-name="T4">int</text:span>[] x = {1,2,3,4,5};</text:p>
      <text:p text:style-name="code"><text:span text:style-name="T4">boolean</text:span>[] y = {<text:span text:style-name="T4">true</text:span>, <text:span text:style-name="T4">true</text:span>};</text:p>
      <text:p text:style-name="P1">Listing : Initialisierung</text:p>
      <text:p text:style-name="Text_20_body"/>
      <text:p text:style-name="Text_20_body"/>
      <text:list xml:id="list203400290743889" text:continue-numbering="true" text:style-name="List_20_3">
        <text:list-item>
          <text:p text:style-name="P12">Zugriff auf Arrayelemente</text:p>
        </text:list-item>
      </text:list>
      <text:p text:style-name="Text_20_body">Bei einem Array mit <text:span text:style-name="T5">5</text:span> Elementen werden die einzelnen Elemente <text:span text:style-name="T5">von </text:span><text:span text:style-name="Teletype"><text:span text:style-name="T5">0</text:span></text:span><text:span text:style-name="T5"> bis </text:span><text:span text:style-name="Teletype"><text:span text:style-name="T5">4</text:span></text:span> durch nummeriert. </text:p>
      <text:p text:style-name="Text_20_body"/>
      <text:p text:style-name="Text_20_body"/>
      <text:p text:style-name="Text_20_body">Der Zugriff auf jedes einzelne Element erfolgt über seinen numerischen <text:span text:style-name="luecke">Index</text:span>, der nach dem Array-Namen in eckigen Klammern geschrieben wird. </text:p>
      <text:p text:style-name="Text_20_body"/>
      <text:p text:style-name="code">/* Arr1.java */</text:p>
      <text:p text:style-name="code"/>
      <text:p text:style-name="code">public class Arr1</text:p>
      <text:p text:style-name="code">{</text:p>
      <text:p text:style-name="code"><text:s text:c="2"/>public static void main(String[] args)</text:p>
      <text:p text:style-name="code"><text:s text:c="2"/>{</text:p>
      <text:p text:style-name="code"><text:s text:c="4"/><text:span text:style-name="T7">int[] prim = new int[</text:span><text:span text:style-name="T6">5</text:span><text:span text:style-name="T7">];</text:span></text:p>
      <text:p text:style-name="P5"><text:s/></text:p>
      <text:p text:style-name="code"><text:s text:c="4"/><text:span text:style-name="T7">prim[</text:span><text:span text:style-name="T6">0</text:span><text:span text:style-name="T7">] = 2;</text:span></text:p>
      <text:p text:style-name="P5"><text:s text:c="4"/>prim[1] = 3;</text:p>
      <text:p text:style-name="P5"><text:s text:c="4"/>prim[2] = 5;</text:p>
      <text:p text:style-name="P5"><text:s text:c="4"/>prim[3] = 7;</text:p>
      <text:p text:style-name="P5"><text:s text:c="4"/>prim[<text:span text:style-name="T5">4</text:span>] = 11;</text:p>
      <text:p text:style-name="P5"/>
      <text:p text:style-name="code"><text:s text:c="4"/>System.out.println("prim hat " + prim.<text:span text:style-name="luecke">length</text:span> + " Elemente");</text:p>
      <text:p text:style-name="code"><text:soft-page-break/></text:p>
      <text:p text:style-name="code"><text:s text:c="4"/>System.out.println(prim[0]);</text:p>
      <text:p text:style-name="code"><text:s text:c="4"/>System.out.println(prim[1]);</text:p>
      <text:p text:style-name="code"><text:s text:c="4"/>System.out.println(prim[2]);</text:p>
      <text:p text:style-name="code"><text:s text:c="4"/>System.out.println(prim[3]);</text:p>
      <text:p text:style-name="code"><text:s text:c="4"/>System.out.println(prim[4]);</text:p>
      <text:p text:style-name="code"><text:s text:c="2"/>}</text:p>
      <text:p text:style-name="code">}</text:p>
      <text:p text:style-name="Text_20_body"/>
      <text:p text:style-name="Text_20_body"/>
      <text:p text:style-name="Text_20_body">Anmerkung:</text:p>
      <text:p text:style-name="merke">Wir wollen in den folgenden Beispielen zum Durchlaufen von Arrays die Methode length verwenden.<text:line-break/></text:p>
      <text:p text:style-name="merke">int[] arr= new int[200];</text:p>
      <text:p text:style-name="merke"/>
      <text:p text:style-name="merke">for (int i=0; i &lt; arr.<text:span text:style-name="T7">length</text:span>; i++){</text:p>
      <text:p text:style-name="merke"><text:tab/>....</text:p>
      <text:p text:style-name="merke">}<text:line-break/><text:line-break/>dadurch brauchen wir nur an einer Stelle im Programm Veränderungen vornehmen, sollte sich die Anzahl der Arrayelemente verändern.</text:p>
      <text:p text:style-name="Text_20_body"/>
      <text:p text:style-name="Text_20_body"/>
      <text:h text:style-name="Heading_20_3" text:outline-level="3"><text:bookmark-start text:name="__RefHeading__5611_279533094"/>Aufgabe: ArrIntArray.<text:span text:style-name="T12">java</text:span> (mischen, mini, suche, sortieren)<text:bookmark-end text:name="__RefHeading__5611_279533094"/></text:h>
      <text:p text:style-name="aufgabe">Erstellen Sie ein Programm, das </text:p>
      <text:list xml:id="list203400705318167" text:continue-list="list203400290743889" text:style-name="List_20_3">
        <text:list-item text:start-value="1">
          <text:p text:style-name="P17">Zufallszahlen in ein Array schreibt (s. u.) und dann </text:p>
        </text:list-item>
        <text:list-item>
          <text:p text:style-name="P17">die Stelle des Maximums im Array findet und ausgibt</text:p>
        </text:list-item>
        <text:list-item>
          <text:p text:style-name="P17">die Stelle des Minimum im Array findet und ausgibt</text:p>
        </text:list-item>
        <text:list-item>
          <text:p text:style-name="P17">den Mittelwert aller Arrayelemente berechnet und ausgibt</text:p>
        </text:list-item>
        <text:list-item>
          <text:p text:style-name="P17">einen Wert (key) von der Konsole einliest und die Stelle im Array sucht und ausgibt, an der key im Array vorkommt. Wenn key im Array nicht vorhanden sein sollte, wird auch dies entsprechend ausgegeben.</text:p>
        </text:list-item>
        <text:list-item>
          <text:p text:style-name="P17">Das Array sortiert und ausgibt.</text:p>
        </text:list-item>
      </text:list>
      <text:p text:style-name="P2"/>
      <text:p text:style-name="P2"/>
      <text:list xml:id="list203401683593899" text:continue-numbering="true" text:style-name="List_20_3">
        <text:list-item>
          <text:p text:style-name="P10">Hinweis: Zufallszahlen in ein Array<text:span text:style-name="T8">:</text:span></text:p>
        </text:list-item>
      </text:list>
      <text:p text:style-name="code">import java.<text:span text:style-name="luecke">util</text:span>.*;</text:p>
      <text:p text:style-name="code"/>
      <text:p text:style-name="code">....</text:p>
      <text:p text:style-name="code"/>
      <text:p text:style-name="code"><text:span text:style-name="luecke">Random</text:span> zufall= <text:span text:style-name="luecke">new</text:span> Random();</text:p>
      <text:p text:style-name="code">int[] a= new int[6];</text:p>
      <text:p text:style-name="code"/>
      <text:p text:style-name="code">for (int i=0; i &lt; a.length; i++){</text:p>
      <text:p text:style-name="code"><text:tab/>a[i]= <text:span text:style-name="luecke">zufall</text:span>.<text:span text:style-name="luecke">nextInt</text:span>(45) + 1; // 1..45</text:p>
      <text:p text:style-name="code">}</text:p>
      <text:p text:style-name="code"/>
      <text:p text:style-name="Standard">erzeugt eine Zufallszahl zwischen 0 ... 100</text:p>
      <text:p text:style-name="P6"/>
      <text:p text:style-name="P2"><text:soft-page-break/></text:p>
      <text:p text:style-name="P2"/>
      <text:h text:style-name="Heading_20_3" text:outline-level="3"><text:bookmark-start text:name="__RefHeading___Toc24320_1071300466"/>Mehrdimensionale Arrays<text:bookmark-end text:name="__RefHeading___Toc24320_1071300466"/></text:h>
      <text:p text:style-name="Text_20_body">Mehrdimensionale Arrays werden erzeugt, indem zwei oder mehr Paare eckiger Klammern bei der Deklaration angegeben werden. Mehrdimensionale Arrays werden als Arrays von Arrays angelegt. Die Initialisierung erfolgt analog zu eindimensionalen Arrays durch Angabe der Anzahl der Elemente je Dimension. </text:p>
      <text:p text:style-name="Text_20_body">Der Zugriff auf mehrdimensionale Arrays geschieht durch Angabe aller erforderlichen Indizes, jeweils in eigenen eckigen Klammern. <text:s/>Das folgende Beispiel erzeugt ein Array der Größe 2 * 3 und gibt dessen Elemente aus: </text:p>
      <text:p text:style-name="Text_20_body"/>
      <text:p text:style-name="code">/* Arr2.java */</text:p>
      <text:p text:style-name="code"/>
      <text:p text:style-name="code">public class Arr2</text:p>
      <text:p text:style-name="code">{</text:p>
      <text:p text:style-name="code"><text:s text:c="2"/>public static void main(String[] args)</text:p>
      <text:p text:style-name="code"><text:s text:c="2"/>{</text:p>
      <text:p text:style-name="code"><text:span text:style-name="T7"><text:s text:c="4"/>int[][] a = </text:span><text:span text:style-name="luecke"><text:span text:style-name="T7">new</text:span></text:span><text:span text:style-name="T7"> </text:span><text:span text:style-name="luecke"><text:span text:style-name="T7">int</text:span></text:span><text:span text:style-name="T7">[2][3];</text:span></text:p>
      <text:p text:style-name="P5"/>
      <text:p text:style-name="code"><text:s text:c="4"/>a[0][0] = 1;</text:p>
      <text:p text:style-name="code"><text:s text:c="4"/>a[0][1] = 2;</text:p>
      <text:p text:style-name="code"><text:s text:c="4"/>a[0][2] = 3;</text:p>
      <text:p text:style-name="code"><text:s text:c="4"/>a[1][0] = 4;</text:p>
      <text:p text:style-name="code"><text:s text:c="4"/>a[1][1] = 5;</text:p>
      <text:p text:style-name="code"><text:s text:c="4"/>a[1][2] = 6;</text:p>
      <text:p text:style-name="code"><text:s text:c="4"/>System.out.println(""+a[0][0]+a[0][1]+a[0][2]);</text:p>
      <text:p text:style-name="code"><text:s text:c="4"/>System.out.println(""+a[1][0]+a[1][1]+a[1][2]);</text:p>
      <text:p text:style-name="code"><text:s text:c="2"/>}</text:p>
      <text:p text:style-name="code">}</text:p>
      <text:p text:style-name="Text_20_body"/>
      <text:h text:style-name="Heading_20_3" text:outline-level="3"><text:bookmark-start text:name="__RefHeading__5613_279533094"/>Aufgabe: Arr1<text:bookmark-end text:name="__RefHeading__5613_279533094"/></text:h>
      <text:p text:style-name="aufgabe">Definieren Sie ein 2 dim. Int-Array.</text:p>
      <text:p text:style-name="aufgabe">Lesen Sie von der Tastatur die Anzahl der Zeilen</text:p>
      <text:p text:style-name="aufgabe">Lesen Sie von der Tastatur die Anzahl der Spalten</text:p>
      <text:p text:style-name="aufgabe">Alloziieren (reservieren) Sie Speicher für das Array (Tipp: new ....)</text:p>
      <text:p text:style-name="aufgabe">Schreiben Sie Zufallszahlen in das Array</text:p>
      <text:p text:style-name="aufgabe">Geben Sie das Array aus</text:p>
      <text:p text:style-name="aufgabe"/>
      <text:h text:style-name="Heading_20_3" text:outline-level="3"><text:bookmark-start text:name="__RefHeading__5615_279533094"/>Aufgabe: Arr1010<text:bookmark-end text:name="__RefHeading__5615_279533094"/></text:h>
      <text:p text:style-name="aufgabe">Lesen Sie eine zahl ein (darf nur zwischen 3 und 10) sein:</text:p>
      <text:p text:style-name="aufgabe">Erstellen Sie eine 2-dim Matrix und schreiben Sie 1 und 0 auf folg. Weise ein und</text:p>
      <text:p text:style-name="aufgabe">geben Sie die Matrix aus:</text:p>
      <text:p text:style-name="aufgabe"/>
      <text:p text:style-name="aufgabe">Beispiel: (6 wurde eingegeben)</text:p>
      <text:p text:style-name="aufgabe">100000</text:p>
      <text:p text:style-name="aufgabe">110000</text:p>
      <text:p text:style-name="aufgabe">111000</text:p>
      <text:p text:style-name="aufgabe">111100</text:p>
      <text:p text:style-name="aufgabe"><text:soft-page-break/>111110</text:p>
      <text:p text:style-name="aufgabe">111111</text:p>
      <text:p text:style-name="aufgabe"/>
      <text:p text:style-name="Standard"/>
      <text:p text:style-name="Standard"/>
      <text:p text:style-name="Standard"/>
      <text:h text:style-name="Heading_20_3" text:outline-level="3"><text:bookmark-start text:name="__RefHeading__5617_279533094"/>ÜBUNG: Array<text:bookmark-end text:name="__RefHeading__5617_279533094"/></text:h>
      <text:p text:style-name="Text_20_body">s. 02-uebungen\</text:p>
      <text:p text:style-name="Text_20_body"/>
      <text:h text:style-name="Heading_20_2" text:outline-level="2"><text:bookmark-start text:name="__RefHeading__5619_279533094"/>Strings<text:bookmark-end text:name="__RefHeading__5619_279533094"/></text:h>
      <text:p text:style-name="Text_20_body">Referenztypen sind neben den einfachen Datentypen die zweite wichtige Klasse von Datentypen in Java. Zu den Referenztypen gehören Objekte, Strings und Arrays. Weiterhin gibt es die vordefinierte Konstante <text:s/><text:bookmark text:name="ixa100301"/><text:span text:style-name="luecke">null</text:span>, die eine <text:span text:style-name="T2">leere</text:span> Referenz bezeichnet.</text:p>
      <text:p text:style-name="Text_20_body">Folgendes ist zu beachten: </text:p>
      <text:list xml:id="list939737827" text:style-name="L2">
        <text:list-item>
          <text:p text:style-name="P14">Die <text:span text:style-name="luecke">Zuweisung</text:span> einer Referenz kopiert lediglich den Verweis auf das betreffende Objekt, das Objekt selbst dagegen bleibt unkopiert. Nach einer Zuweisung zweier Referenztypen zeigen diese also auf ein und <text:span text:style-name="luecke">dasselbe</text:span> Objekt. Sollen Referenztypen kopiert werden, so ist ein Aufruf der Methode <text:bookmark text:name="ixa100305"/>clone erforderlich.</text:p>
        </text:list-item>
        <text:list-item>
          <text:p text:style-name="P14">Der <text:span text:style-name="luecke">Gleichheitstest</text:span> zweier Referenzen testet, ob beide Verweise gleich sind, d.h. auf ein und dasselbe Objekt zeigen. Das ist aber eine strengere Forderung als inhaltliche Gleichheit. Soll lediglich auf <text:s/><text:span text:style-name="luecke">inhaltliche</text:span> Gleichheit getestet werden, kann dazu die <text:span text:style-name="luecke">equals</text:span>-Methode verwendet werden.</text:p>
        </text:list-item>
      </text:list>
      <text:p text:style-name="Text_20_body"/>
      <text:p text:style-name="Text_20_body">Hier ein Beispiel für Strings:</text:p>
      <text:p text:style-name="code"><text:s text:c="4"/>String s1 = "Applet";</text:p>
      <text:p text:style-name="code"><text:s text:c="4"/>String s2 = "Applikation";</text:p>
      <text:p text:style-name="code"/>
      <text:p text:style-name="code"><text:s text:c="4"/>System.out.print("String s1: ");</text:p>
      <text:p text:style-name="code"><text:s text:c="4"/>System.out.println(s1);</text:p>
      <text:p text:style-name="code"/>
      <text:p text:style-name="code"><text:s text:c="4"/>// kuerzer, aber aequivalent fuer s2:</text:p>
      <text:p text:style-name="code"><text:s text:c="4"/>System.out.println("String s2: " + s2);</text:p>
      <text:p text:style-name="code"/>
      <text:p text:style-name="code"><text:s text:c="4"/>if (s1.<text:span text:style-name="luecke">equals</text:span>(s2))</text:p>
      <text:p text:style-name="code"><text:s text:c="6"/>System.out.println("Nanu? Strings sind gleich!");</text:p>
      <text:p text:style-name="code"><text:s text:c="4"/>else</text:p>
      <text:p text:style-name="code"><text:s text:c="6"/>System.out.println("Strings sind verschieden!");</text:p>
      <text:p text:style-name="code"/>
      <text:p text:style-name="code"><text:s text:c="4"/>if (s1.equals("Applet")){</text:p>
      <text:p text:style-name="code"><text:s text:c="6"/>System.out.println("Habe ich mir gedacht!");</text:p>
      <text:p text:style-name="code"><text:s text:c="6"/>System.out.println("In s1 steht Applet!");</text:p>
      <text:p text:style-name="code"><text:s text:c="4"/>}else{</text:p>
      <text:p text:style-name="code"><text:s text:c="6"/>System.out.println("Katastrophe!");</text:p>
      <text:p text:style-name="code"><text:s text:c="6"/>// Abbruch mit Fehlercode 1</text:p>
      <text:p text:style-name="code"><text:s text:c="6"/>System.exit(1);</text:p>
      <text:p text:style-name="code"><text:s text:c="4"/>}</text:p>
      <text:p text:style-name="code"/>
      <text:p text:style-name="code"><text:s text:c="4"/>System.out.println("Laenge von String s1: " + s1.<text:span text:style-name="T11">length</text:span>());</text:p>
      <text:p text:style-name="code"><text:soft-page-break/><text:s text:c="4"/>System.out.println("Laenge von String s2: " + s2.length());</text:p>
      <text:p text:style-name="code"/>
      <text:p text:style-name="code"><text:s text:c="4"/>// n erhaelt Laenge vom konstanten String "Hallo" (also 5)</text:p>
      <text:p text:style-name="code"><text:s text:c="4"/>int n = <text:span text:style-name="T7">"Hallo".length()</text:span>;</text:p>
      <text:p text:style-name="code"/>
      <text:p text:style-name="code"><text:s text:c="4"/>System.out.print("Laenge von <text:span text:style-name="T7">\"</text:span>Hallo<text:span text:style-name="T7">\"</text:span>: ");</text:p>
      <text:p text:style-name="code"><text:s text:c="4"/>System.out.println(n);</text:p>
      <text:p text:style-name="code"/>
      <text:p text:style-name="code"><text:s text:c="4"/>s1 = "Java ist meine Nummer 1!";</text:p>
      <text:p text:style-name="code"><text:s text:c="4"/>System.out.println("s1 = " + s1);<text:line-break/><text:line-break/> <text:s text:c="3"/>s1= s1.<text:span text:style-name="luecke">toLowerCase</text:span>();<text:line-break/></text:p>
      <text:p text:style-name="code"><text:s text:c="4"/>System.out.println("s1 (kleingeschrieben) = " + s1);</text:p>
      <text:p text:style-name="code"><text:line-break/></text:p>
      <text:p text:style-name="code"><text:s text:c="4"/>String gruesse = "Hallo";</text:p>
      <text:p text:style-name="code"><text:s text:c="4"/>System.out.println("1. Zeichen: " + gruesse.<text:span text:style-name="luecke">charAt</text:span>(0));</text:p>
      <text:p text:style-name="code"><text:s text:c="4"/>System.out.println("2. Zeichen: " + gruesse.<text:span text:style-name="luecke">charAt</text:span>(1));</text:p>
      <text:p text:style-name="code"><text:s text:c="4"/>int index = gruesse.<text:span text:style-name="luecke">length</text:span>() - <text:span text:style-name="luecke">1</text:span>;</text:p>
      <text:p text:style-name="code"><text:s text:c="4"/>System.out.println("letztes Zeichen: " + gruesse.<text:span text:style-name="luecke">charAt</text:span>(index));</text:p>
      <text:p text:style-name="code"/>
      <text:p text:style-name="Standard"/>
      <text:p text:style-name="Standard"/>
      <text:p text:style-name="Standard"/>
      <text:h text:style-name="Heading_20_3" text:outline-level="3"><text:bookmark-start text:name="__RefHeading__5621_279533094"/>Aufgabe: ArrCGI<text:bookmark-end text:name="__RefHeading__5621_279533094"/></text:h>
      <text:p text:style-name="aufgabe">Lies einen Text der Form ein „vname=hofmann“</text:p>
      <text:p text:style-name="aufgabe"/>
      <text:p text:style-name="aufgabe">Gib die Anzahl der Zeichen vor dem = Zeichen aus</text:p>
      <text:p text:style-name="aufgabe">Gib die Anzahl der Zeichen nach dem = Zeichen aus</text:p>
      <text:p text:style-name="aufgabe"/>
      <text:p text:style-name="Standard"/>
      <text:p text:style-name="Standard"/>
      <text:p text:style-name="Standard"/>
      <text:p text:style-name="Standard"/>
      <text:h text:style-name="Heading_20_3" text:outline-level="3"><text:bookmark-start text:name="__RefHeading__5625_279533094"/>Typkonvertierung<text:bookmark-end text:name="__RefHeading__5625_279533094"/></text:h>
      <text:p text:style-name="Text_20_body"/>
      <text:p text:style-name="P2">String nach int, double, ...</text:p>
      <text:p text:style-name="P2"/>
      <text:p text:style-name="code">String str1= "1234";</text:p>
      <text:p text:style-name="code">String str2= "12.34";</text:p>
      <text:p text:style-name="code"/>
      <text:p text:style-name="code">int i;</text:p>
      <text:p text:style-name="code">float f;</text:p>
      <text:p text:style-name="code">double d;</text:p>
      <text:p text:style-name="code"/>
      <text:p text:style-name="code">i= <text:span text:style-name="luecke">Integer</text:span>.<text:span text:style-name="luecke">parseInt</text:span>(str1);</text:p>
      <text:p text:style-name="code">f= <text:span text:style-name="luecke">Float</text:span>.<text:span text:style-name="luecke">parseFloat</text:span>(str2);</text:p>
      <text:p text:style-name="code">d= <text:span text:style-name="luecke">Double</text:span>.<text:span text:style-name="luecke">parseDouble</text:span>(str2);</text:p>
      <text:p text:style-name="code"/>
      <text:p text:style-name="Text_20_body"><text:soft-page-break/></text:p>
      <text:p text:style-name="Text_20_body"/>
      <text:p text:style-name="P2">int, double, ... nach String</text:p>
      <text:p text:style-name="code">String str;</text:p>
      <text:p text:style-name="code"/>
      <text:p text:style-name="code">int i=1234;</text:p>
      <text:p text:style-name="code">float f= 3.14;</text:p>
      <text:p text:style-name="code">double d= 3.14;</text:p>
      <text:p text:style-name="code"/>
      <text:p text:style-name="code"><text:span text:style-name="luecke">str</text:span>= <text:span text:style-name="luecke">String</text:span>.<text:span text:style-name="luecke">valueOf</text:span>(i);</text:p>
      <text:p text:style-name="code"/>
      <text:p text:style-name="code">bzw.</text:p>
      <text:p text:style-name="code">str= String.valueOf(f);</text:p>
      <text:p text:style-name="code">str= String.valueOf(d);</text:p>
      <text:p text:style-name="code"/>
      <text:p text:style-name="code"/>
      <text:p text:style-name="Text_20_body"/>
      <text:p text:style-name="Text_20_body">String &lt;---&gt; char-Array</text:p>
      <text:p text:style-name="Text_20_body"/>
      <text:p text:style-name="code">String str1= "Hallo, Welt";</text:p>
      <text:p text:style-name="code">char[] chArr;</text:p>
      <text:p text:style-name="code"/>
      <text:p text:style-name="code">public class Program{</text:p>
      <text:p text:style-name="code"/>
      <text:p text:style-name="code"><text:s text:c="4"/>public static void main(String[] args)</text:p>
      <text:p text:style-name="code"><text:s text:c="4"/>{</text:p>
      <text:p text:style-name="code"><text:s text:c="8"/>String str = "This is a String.";</text:p>
      <text:p text:style-name="code"/>
      <text:p text:style-name="code"><text:s text:c="8"/>// Convert the above string to a char array.</text:p>
      <text:p text:style-name="code"><text:s text:c="8"/><text:span text:style-name="luecke">char</text:span>[] arr = str.<text:span text:style-name="luecke"><text:span text:style-name="T9">toCharArray</text:span></text:span><text:span text:style-name="T7">()</text:span>;</text:p>
      <text:p text:style-name="code"/>
      <text:p text:style-name="code"><text:s text:c="8"/>// Display the first Element</text:p>
      <text:p text:style-name="code"><text:s text:c="8"/>System.out.println(arr[0]);</text:p>
      <text:p text:style-name="code"/>
      <text:p text:style-name="code"><text:s text:c="8"/>arr[0]= 't'; <text:s/>// den Buchstaben t ins Arrayelement</text:p>
      <text:p text:style-name="code"/>
      <text:p text:style-name="code"><text:s text:c="8"/>// Display the last Element</text:p>
      <text:p text:style-name="code"><text:tab/> <text:s text:c="2"/>int last_index= <text:span text:style-name="luecke">arr.length() - 1</text:span>;</text:p>
      <text:p text:style-name="code"><text:s text:c="8"/>System.out.println(arr[last_index]);</text:p>
      <text:p text:style-name="code"><text:s text:c="4"/></text:p>
      <text:p text:style-name="P5"><text:s text:c="8"/>String s= <text:span text:style-name="T10">String.valueOf</text:span>(arr);</text:p>
      <text:p text:style-name="P5"/>
      <text:p text:style-name="code"><text:tab/>}</text:p>
      <text:p text:style-name="code">}</text:p>
      <text:p text:style-name="code"/>
      <text:p text:style-name="Text_20_body"><text:span text:style-name="Citation"><text:span text:style-name="T1"/></text:span></text:p>
      <text:p text:style-name="Text_20_body"><text:span text:style-name="Citation"><text:span text:style-name="T1"/></text:span></text:p>
      <text:h text:style-name="P16" text:outline-level="3"><text:bookmark-start text:name="__RefHeading___Toc24318_1071300466"/>ÜBUNG: String<text:bookmark-end text:name="__RefHeading___Toc24318_1071300466"/></text:h>
      <text:p text:style-name="P3"/>
      <text:p text:style-name="P3"><text:soft-page-break/>s. 02-uebungen\u-java-array.odt</text:p>
      <text:p text:style-name="P3"><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Courier New1" fo:font-family="'Courier New'" style:font-style-name="Standard" style:font-family-generic="modern" style:font-pitch="fixed" fo:font-size="11pt"/>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2"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2" fo:font-family="'Courier New'" style:font-family-generic="modern" fo:font-size="10pt" style:font-size-asian="10pt" style:font-name-complex="Courier New2"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loext: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2"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2"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2"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2"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2"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2"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2"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bold"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Java<text:tab/><text:file-name text:display="name-and-extension">java-grundlagen-array.odt</text:file-name><text:tab/>Arbeitsunterlage</text:p>
      </style:header>
      <style:footer>
        <text:p text:style-name="Footer">Informatik<text:tab/><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0$Linux_X86_64 LibreOffice_project/40m0$Build-2</meta:generator>
    <meta:initial-creator>Anton Hofmann</meta:initial-creator>
    <meta:creation-date>2007-08-04T16:25:44</meta:creation-date>
    <dc:date>2017-09-25T20:33:59.864375747</dc:date>
    <dc:language>de-DE</dc:language>
    <meta:editing-cycles>185</meta:editing-cycles>
    <meta:editing-duration>P3DT3H36M45S</meta:editing-duration>
    <meta:document-statistic meta:table-count="0" meta:image-count="0" meta:object-count="0" meta:page-count="8" meta:paragraph-count="215" meta:word-count="1208" meta:character-count="8670" meta:non-whitespace-character-count="7316"/>
    <meta:user-defined meta:name="Info 1"/>
    <meta:user-defined meta:name="Info 2"/>
    <meta:user-defined meta:name="Info 3"/>
    <meta:user-defined meta:name="Info 4"/>
    <meta:template xlink:type="simple" xlink:actuate="onRequest" xlink:title="arbeitsunterlage" xlink:href="../../../../../../../../../../C:/Dokumente%20und%20Einstellungen/ahofmann/Anwendungsdaten/OpenOffice.org2/user/template/arbeitsunterlage.ott" meta:date="2007-09-11T08:13:06"/>
  </office:meta>
</office:document-meta>
</file>